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lantillacasosdeuso" style:family="table">
      <style:table-properties style:width="17cm" fo:margin-top="0cm" fo:margin-bottom="0cm" table:align="margins"/>
    </style:style>
    <style:style style:name="Plantillacasosdeuso.A" style:family="table-column">
      <style:table-column-properties style:column-width="2.646cm" style:rel-column-width="1500*"/>
    </style:style>
    <style:style style:name="Plantillacasosdeuso.B" style:family="table-column">
      <style:table-column-properties style:column-width="14.355cm" style:rel-column-width="8138*"/>
    </style:style>
    <style:style style:name="Plantillacasosdeu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antillacasosdeuso.B1" style:family="table-cell">
      <style:table-cell-properties fo:padding="0.097cm" fo:border="0.002cm solid #000000"/>
    </style:style>
    <style:style style:name="Plantillacasosdeuso.A2" style:family="table-cell">
      <style:table-cell-properties fo:padding="0.097cm" fo:border-left="0.002cm solid #000000" fo:border-right="none" fo:border-top="none" fo:border-bottom="0.002cm solid #000000"/>
    </style:style>
    <style:style style:name="Plantillacasosdeuso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casosdeuso.B3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Plantillacasosdeuso" table:style-name="Plantillacasosdeuso">
        <table:table-column table:style-name="Plantillacasosdeuso.A"/>
        <table:table-column table:style-name="Plantillacasosdeuso.B"/>
        <table:table-row>
          <table:table-cell table:style-name="Plantillacasosdeuso.A1" office:value-type="string">
            <text:p text:style-name="P1">Nombre:</text:p>
          </table:table-cell>
          <table:table-cell table:style-name="Plantillacasosdeuso.B1" office:value-type="string">
            <text:p text:style-name="P2"><text:s/>Cambiar contraseña</text:p>
          </table:table-cell>
        </table:table-row>
        <table:table-row>
          <table:table-cell table:style-name="Plantillacasosdeuso.A2" office:value-type="string">
            <text:p text:style-name="P1">Autor:</text:p>
          </table:table-cell>
          <table:table-cell table:style-name="Plantillacasosdeuso.B2" office:value-type="string">
            <text:p text:style-name="P2"><text:s/>José Alberto Távora Romero</text:p>
          </table:table-cell>
        </table:table-row>
        <table:table-row>
          <table:table-cell table:style-name="Plantillacasosdeuso.A2" office:value-type="string">
            <text:p text:style-name="P1">Fecha:</text:p>
          </table:table-cell>
          <table:table-cell table:style-name="Plantillacasosdeuso.B3" office:value-type="date" office:date-value="2018-05-17">
            <text:p text:style-name="P2">17/05/18</text:p>
          </table:table-cell>
        </table:table-row>
        <table:table-row>
          <table:table-cell table:style-name="Plantillacasosdeuso.B2" table:number-columns-spanned="2" office:value-type="string">
            <text:p text:style-name="P1">Descripción:</text:p>
            <text:p text:style-name="P3">Permite cambiar la contraseña de acceso actual a otra nuev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Actores:</text:p>
            <text:p text:style-name="P3">Usuario / Administrador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recondiciones:</text:p>
            <text:p text:style-name="P3">El usuario o administrador debe estar logeado dentro de la página.</text:p>
            <text:p text:style-name="P3">La cuenta no debe estar bloquead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Normal:</text:p>
            <text:p text:style-name="P3">1.- El actor accede al menú de edición de perfil.</text:p>
            <text:p text:style-name="P3">2.- El sistema muestra la página correspondiente.</text:p>
            <text:p text:style-name="P3">3.- El actor introduce su contraseña actual.</text:p>
            <text:p text:style-name="P3">4.- El actor introduce la nueva contraseña.</text:p>
            <text:p text:style-name="P3">5.- El actor le da al botón de aceptar los cambios.</text:p>
            <text:p text:style-name="P3">6.- El sistema comprueba la validez de los datos.</text:p>
            <text:p text:style-name="P4">7.- El sistema actualiza el usuario y manda un mensaje al correo vinculado a esa cuenta <text:s text:c="8"/>informando del cambio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Flujo Alternativo:</text:p>
            <text:p text:style-name="P3">6.A.- El sistema comprueba la validez de los datos, si la contraseña actual introducida es errónea se informa al usuario y se le permite introducirla de nuevo.</text:p>
            <text:p text:style-name="P3">6.B.- El sistema comprueba la validez de los datos, si la contraseña nueva introducida es igual que la contraseña actual se informa al usuario y se le permite cambiarla.</text:p>
            <text:p text:style-name="P1"/>
          </table:table-cell>
          <table:covered-table-cell/>
        </table:table-row>
        <table:table-row>
          <table:table-cell table:style-name="Plantillacasosdeuso.B2" table:number-columns-spanned="2" office:value-type="string">
            <text:p text:style-name="P1">Poscondiciones:</text:p>
            <text:p text:style-name="P3">El actor puede logearse con la nueva contraseña.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7T12:29:36.62</meta:creation-date>
    <dc:date>2018-05-17T13:00:32.15</dc:date>
    <meta:editing-duration>PT30M51S</meta:editing-duration>
    <meta:editing-cycles>10</meta:editing-cycles>
    <meta:generator>OpenOffice/4.1.3$Win32 OpenOffice.org_project/413m1$Build-9783</meta:generator>
    <meta:document-statistic meta:table-count="1" meta:image-count="0" meta:object-count="0" meta:page-count="1" meta:paragraph-count="26" meta:word-count="182" meta:character-count="1116"/>
  </office:meta>
</office:document-meta>
</file>